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Examen:Evaluación Unidad 1 (Real)</text:p>
          </table:table-cell>
          <table:table-cell office:value-type="string">
            <text:p>Examen:Evaluación Unidad 2 (Real)</text:p>
          </table:table-cell>
          <table:table-cell office:value-type="string">
            <text:p>Examen:Evaluación Unidad 3 (Real)</text:p>
          </table:table-cell>
          <table:table-cell office:value-type="string">
            <text:p>Examen:Evaluación Unidad 4 (Real)</text:p>
          </table:table-cell>
          <table:table-cell office:value-type="string">
            <text:p>Examen:Evaluació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JULIA ANDREA</text:p>
          </table:table-cell>
          <table:table-cell office:value-type="string">
            <text:p>ARRECIS GOMEZ</text:p>
          </table:table-cell>
          <table:table-cell office:value-type="string">
            <text:p>24882646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ndreaag@hotmail.com</text:p>
          </table:table-cell>
          <table:table-cell office:value-type="float" office:value="8.91">
            <text:p>8.91</text:p>
          </table:table-cell>
          <table:table-cell office:value-type="float" office:value="15.56">
            <text:p>15.56</text:p>
          </table:table-cell>
          <table:table-cell office:value-type="float" office:value="17.14">
            <text:p>17.14</text:p>
          </table:table-cell>
          <table:table-cell office:value-type="float" office:value="17.14">
            <text:p>17.14</text:p>
          </table:table-cell>
          <table:table-cell office:value-type="float" office:value="23.08">
            <text:p>23.08</text:p>
          </table:table-cell>
          <table:table-cell office:value-type="float" office:value="81.82">
            <text:p>81.82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JOSE DANIEL</text:p>
          </table:table-cell>
          <table:table-cell office:value-type="string">
            <text:p>AYAPAN AGUILAR</text:p>
          </table:table-cell>
          <table:table-cell office:value-type="string">
            <text:p>36242961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yapanjosedaniel@gmail.com</text:p>
          </table:table-cell>
          <table:table-cell office:value-type="float" office:value="14.53">
            <text:p>14.53</text:p>
          </table:table-cell>
          <table:table-cell office:value-type="float" office:value="13.33">
            <text:p>13.33</text:p>
          </table:table-cell>
          <table:table-cell office:value-type="float" office:value="20.00">
            <text:p>20.00</text:p>
          </table:table-cell>
          <table:table-cell office:value-type="float" office:value="17.14">
            <text:p>17.14</text:p>
          </table:table-cell>
          <table:table-cell office:value-type="float" office:value="25.00">
            <text:p>25.00</text:p>
          </table:table-cell>
          <table:table-cell office:value-type="float" office:value="90.01">
            <text:p>90.01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JONATAN ADRIAN</text:p>
          </table:table-cell>
          <table:table-cell office:value-type="string">
            <text:p>BARILLAS SOSA</text:p>
          </table:table-cell>
          <table:table-cell office:value-type="string">
            <text:p>311316638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natanadrianbarillas@gmail.com</text:p>
          </table:table-cell>
          <table:table-cell office:value-type="float" office:value="15.00">
            <text:p>15.00</text:p>
          </table:table-cell>
          <table:table-cell office:value-type="float" office:value="17.78">
            <text:p>17.78</text:p>
          </table:table-cell>
          <table:table-cell office:value-type="float" office:value="20.00">
            <text:p>20.00</text:p>
          </table:table-cell>
          <table:table-cell office:value-type="float" office:value="14.29">
            <text:p>14.29</text:p>
          </table:table-cell>
          <table:table-cell office:value-type="float" office:value="25.00">
            <text:p>25.00</text:p>
          </table:table-cell>
          <table:table-cell office:value-type="float" office:value="92.06">
            <text:p>92.06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JOSE GUILLERMO</text:p>
          </table:table-cell>
          <table:table-cell office:value-type="string">
            <text:p>BELTRAN GARCIA</text:p>
          </table:table-cell>
          <table:table-cell office:value-type="string">
            <text:p>36100290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uillebeltran38@gmail.com</text:p>
          </table:table-cell>
          <table:table-cell office:value-type="float" office:value="14.53">
            <text:p>14.53</text:p>
          </table:table-cell>
          <table:table-cell office:value-type="float" office:value="17.78">
            <text:p>17.78</text:p>
          </table:table-cell>
          <table:table-cell office:value-type="float" office:value="17.14">
            <text:p>17.14</text:p>
          </table:table-cell>
          <table:table-cell office:value-type="float" office:value="17.14">
            <text:p>17.14</text:p>
          </table:table-cell>
          <table:table-cell office:value-type="float" office:value="19.23">
            <text:p>19.23</text:p>
          </table:table-cell>
          <table:table-cell office:value-type="float" office:value="85.83">
            <text:p>85.83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CARLOS OSWALDO</text:p>
          </table:table-cell>
          <table:table-cell office:value-type="string">
            <text:p>CABRERA FLORES</text:p>
          </table:table-cell>
          <table:table-cell office:value-type="string">
            <text:p>25646062006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cabrera402@gmail.com</text:p>
          </table:table-cell>
          <table:table-cell office:value-type="float" office:value="11.25">
            <text:p>11.25</text:p>
          </table:table-cell>
          <table:table-cell office:value-type="float" office:value="15.56">
            <text:p>15.56</text:p>
          </table:table-cell>
          <table:table-cell office:value-type="float" office:value="20.00">
            <text:p>20.00</text:p>
          </table:table-cell>
          <table:table-cell office:value-type="float" office:value="17.14">
            <text:p>17.14</text:p>
          </table:table-cell>
          <table:table-cell office:value-type="float" office:value="25.00">
            <text:p>25.00</text:p>
          </table:table-cell>
          <table:table-cell office:value-type="float" office:value="88.95">
            <text:p>88.95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BENYAMIN MARCOS</text:p>
          </table:table-cell>
          <table:table-cell office:value-type="string">
            <text:p>CARRANZA DAVILA</text:p>
          </table:table-cell>
          <table:table-cell office:value-type="string">
            <text:p>23067371606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nyamincarranza@gmail.com</text:p>
          </table:table-cell>
          <table:table-cell office:value-type="float" office:value="15.00">
            <text:p>15.00</text:p>
          </table:table-cell>
          <table:table-cell office:value-type="float" office:value="17.78">
            <text:p>17.78</text:p>
          </table:table-cell>
          <table:table-cell office:value-type="float" office:value="20.00">
            <text:p>20.00</text:p>
          </table:table-cell>
          <table:table-cell office:value-type="float" office:value="17.14">
            <text:p>17.14</text:p>
          </table:table-cell>
          <table:table-cell office:value-type="float" office:value="23.08">
            <text:p>23.08</text:p>
          </table:table-cell>
          <table:table-cell office:value-type="float" office:value="93.00">
            <text:p>93.00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LUISA FERNANDA</text:p>
          </table:table-cell>
          <table:table-cell office:value-type="string">
            <text:p>CARRILLO NISTAL</text:p>
          </table:table-cell>
          <table:table-cell office:value-type="string">
            <text:p>3127526010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r0008.0008@gmail.com</text:p>
          </table:table-cell>
          <table:table-cell office:value-type="float" office:value="15.00">
            <text:p>15.00</text:p>
          </table:table-cell>
          <table:table-cell office:value-type="float" office:value="17.78">
            <text:p>17.78</text:p>
          </table:table-cell>
          <table:table-cell office:value-type="float" office:value="20.00">
            <text:p>20.00</text:p>
          </table:table-cell>
          <table:table-cell office:value-type="float" office:value="17.14">
            <text:p>17.14</text:p>
          </table:table-cell>
          <table:table-cell office:value-type="float" office:value="23.08">
            <text:p>23.08</text:p>
          </table:table-cell>
          <table:table-cell office:value-type="float" office:value="93.00">
            <text:p>93.00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DENIS DAVID</text:p>
          </table:table-cell>
          <table:table-cell office:value-type="string">
            <text:p>CHOPOX TELEGUARIO</text:p>
          </table:table-cell>
          <table:table-cell office:value-type="string">
            <text:p>311332161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nis.chopox@gmail.com</text:p>
          </table:table-cell>
          <table:table-cell office:value-type="float" office:value="15.00">
            <text:p>15.00</text:p>
          </table:table-cell>
          <table:table-cell office:value-type="float" office:value="13.33">
            <text:p>13.33</text:p>
          </table:table-cell>
          <table:table-cell office:value-type="float" office:value="20.00">
            <text:p>20.00</text:p>
          </table:table-cell>
          <table:table-cell office:value-type="float" office:value="17.14">
            <text:p>17.14</text:p>
          </table:table-cell>
          <table:table-cell office:value-type="float" office:value="23.08">
            <text:p>23.08</text:p>
          </table:table-cell>
          <table:table-cell office:value-type="float" office:value="88.55">
            <text:p>88.55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JAVIER ANDREE</text:p>
          </table:table-cell>
          <table:table-cell office:value-type="string">
            <text:p>CRUZ LORENTE</text:p>
          </table:table-cell>
          <table:table-cell office:value-type="string">
            <text:p>29938075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vilorente@gmail.com</text:p>
          </table:table-cell>
          <table:table-cell office:value-type="float" office:value="15.00">
            <text:p>15.00</text:p>
          </table:table-cell>
          <table:table-cell office:value-type="float" office:value="15.56">
            <text:p>15.56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95.56">
            <text:p>95.56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LUIS FERNANDO</text:p>
          </table:table-cell>
          <table:table-cell office:value-type="string">
            <text:p>DELGADO ALVAREZ</text:p>
          </table:table-cell>
          <table:table-cell office:value-type="string">
            <text:p>302608907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is.alvarez1615@gmail.com</text:p>
          </table:table-cell>
          <table:table-cell office:value-type="float" office:value="15.00">
            <text:p>15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100.00">
            <text:p>100.00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ALVARO NOEL</text:p>
          </table:table-cell>
          <table:table-cell office:value-type="string">
            <text:p>GARCÍA MACZ</text:p>
          </table:table-cell>
          <table:table-cell office:value-type="string">
            <text:p>34678935416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my96g@gmail.com</text:p>
          </table:table-cell>
          <table:table-cell office:value-type="float" office:value="11.25">
            <text:p>11.25</text:p>
          </table:table-cell>
          <table:table-cell office:value-type="float" office:value="15.56">
            <text:p>15.56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91.81">
            <text:p>91.81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CRISTIAN ALEXANDER</text:p>
          </table:table-cell>
          <table:table-cell office:value-type="string">
            <text:p>GATICA MORALES</text:p>
          </table:table-cell>
          <table:table-cell office:value-type="string">
            <text:p>30214141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stian2002gatica@gmail.com</text:p>
          </table:table-cell>
          <table:table-cell office:value-type="float" office:value="15.00">
            <text:p>15.00</text:p>
          </table:table-cell>
          <table:table-cell office:value-type="float" office:value="17.78">
            <text:p>17.78</text:p>
          </table:table-cell>
          <table:table-cell office:value-type="float" office:value="20.00">
            <text:p>20.00</text:p>
          </table:table-cell>
          <table:table-cell office:value-type="float" office:value="14.29">
            <text:p>14.29</text:p>
          </table:table-cell>
          <table:table-cell office:value-type="float" office:value="25.00">
            <text:p>25.00</text:p>
          </table:table-cell>
          <table:table-cell office:value-type="float" office:value="92.06">
            <text:p>92.06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ALEX ISHWARI</text:p>
          </table:table-cell>
          <table:table-cell office:value-type="string">
            <text:p>GUDIEL POZUELOS</text:p>
          </table:table-cell>
          <table:table-cell office:value-type="string">
            <text:p>21374305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gudielpozuelos@gmail.com</text:p>
          </table:table-cell>
          <table:table-cell office:value-type="float" office:value="15.00">
            <text:p>15.00</text:p>
          </table:table-cell>
          <table:table-cell office:value-type="float" office:value="20.00">
            <text:p>20.00</text:p>
          </table:table-cell>
          <table:table-cell office:value-type="float" office:value="14.29">
            <text:p>14.29</text:p>
          </table:table-cell>
          <table:table-cell office:value-type="float" office:value="8.57">
            <text:p>8.57</text:p>
          </table:table-cell>
          <table:table-cell office:value-type="float" office:value="25.00">
            <text:p>25.00</text:p>
          </table:table-cell>
          <table:table-cell office:value-type="float" office:value="82.86">
            <text:p>82.86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LOURDES MARIA</text:p>
          </table:table-cell>
          <table:table-cell office:value-type="string">
            <text:p>HERNANDEZ MARTINEZ</text:p>
          </table:table-cell>
          <table:table-cell office:value-type="string">
            <text:p>30137976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rnandezlou47@gmail.com</text:p>
          </table:table-cell>
          <table:table-cell office:value-type="float" office:value="15.00">
            <text:p>15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100.00">
            <text:p>100.00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ANDREA FERNANDA</text:p>
          </table:table-cell>
          <table:table-cell office:value-type="string">
            <text:p>ILLESCAS FLORIAN</text:p>
          </table:table-cell>
          <table:table-cell office:value-type="string">
            <text:p>29987879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eaillescas.integral@gmail.com</text:p>
          </table:table-cell>
          <table:table-cell office:value-type="float" office:value="15.00">
            <text:p>15.00</text:p>
          </table:table-cell>
          <table:table-cell office:value-type="float" office:value="13.33">
            <text:p>13.33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93.33">
            <text:p>93.33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JOSE FERNANDO</text:p>
          </table:table-cell>
          <table:table-cell office:value-type="string">
            <text:p>JOCON YOC</text:p>
          </table:table-cell>
          <table:table-cell office:value-type="string">
            <text:p>25035348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e.fernando256@gmail.com</text:p>
          </table:table-cell>
          <table:table-cell office:value-type="float" office:value="14.53">
            <text:p>14.53</text:p>
          </table:table-cell>
          <table:table-cell office:value-type="float" office:value="15.56">
            <text:p>15.56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4.04">
            <text:p>24.04</text:p>
          </table:table-cell>
          <table:table-cell office:value-type="float" office:value="94.13">
            <text:p>94.13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KANDY DAYANA</text:p>
          </table:table-cell>
          <table:table-cell office:value-type="string">
            <text:p>LAYNEZ HERNANDEZ</text:p>
          </table:table-cell>
          <table:table-cell office:value-type="string">
            <text:p>3261810911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ndylaynezh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DIEGO GIANCARLO</text:p>
          </table:table-cell>
          <table:table-cell office:value-type="string">
            <text:p>LETRAN VELIZ</text:p>
          </table:table-cell>
          <table:table-cell office:value-type="string">
            <text:p>36880362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gletran@gmail.com</text:p>
          </table:table-cell>
          <table:table-cell office:value-type="float" office:value="15.00">
            <text:p>15.00</text:p>
          </table:table-cell>
          <table:table-cell office:value-type="float" office:value="15.56">
            <text:p>15.56</text:p>
          </table:table-cell>
          <table:table-cell office:value-type="float" office:value="17.14">
            <text:p>17.14</text:p>
          </table:table-cell>
          <table:table-cell office:value-type="float" office:value="20.00">
            <text:p>20.00</text:p>
          </table:table-cell>
          <table:table-cell office:value-type="float" office:value="22.60">
            <text:p>22.60</text:p>
          </table:table-cell>
          <table:table-cell office:value-type="float" office:value="90.29">
            <text:p>90.29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FRANCISCO JAVIER</text:p>
          </table:table-cell>
          <table:table-cell office:value-type="string">
            <text:p>LÓPEZ BARRIOS</text:p>
          </table:table-cell>
          <table:table-cell office:value-type="string">
            <text:p>2934873320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vierlb27@gmail.com</text:p>
          </table:table-cell>
          <table:table-cell office:value-type="float" office:value="14.06">
            <text:p>14.06</text:p>
          </table:table-cell>
          <table:table-cell office:value-type="float" office:value="17.78">
            <text:p>17.78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96.84">
            <text:p>96.84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DANIEL ALEJANDRO</text:p>
          </table:table-cell>
          <table:table-cell office:value-type="string">
            <text:p>LÓPEZ GODÍNEZ</text:p>
          </table:table-cell>
          <table:table-cell office:value-type="string">
            <text:p>29910411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lg21003@gmail.com</text:p>
          </table:table-cell>
          <table:table-cell office:value-type="float" office:value="15.00">
            <text:p>15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100.00">
            <text:p>100.00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OMAR JOEL</text:p>
          </table:table-cell>
          <table:table-cell office:value-type="string">
            <text:p>MANRIQUE ESTRADA</text:p>
          </table:table-cell>
          <table:table-cell office:value-type="string">
            <text:p>35969997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mar1216manrique89@gmail.com</text:p>
          </table:table-cell>
          <table:table-cell office:value-type="float" office:value="15.00">
            <text:p>15.00</text:p>
          </table:table-cell>
          <table:table-cell office:value-type="float" office:value="20.00">
            <text:p>20.00</text:p>
          </table:table-cell>
          <table:table-cell office:value-type="float" office:value="17.14">
            <text:p>17.14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97.14">
            <text:p>97.14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ROCIO ANYBETH</text:p>
          </table:table-cell>
          <table:table-cell office:value-type="string">
            <text:p>MARROQUÍN HERNÁNDEZ</text:p>
          </table:table-cell>
          <table:table-cell office:value-type="string">
            <text:p>30215149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cioamarroquin@gmail.com</text:p>
          </table:table-cell>
          <table:table-cell office:value-type="float" office:value="14.06">
            <text:p>14.06</text:p>
          </table:table-cell>
          <table:table-cell office:value-type="float" office:value="17.78">
            <text:p>17.78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96.84">
            <text:p>96.84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RICARDO ADOLFO</text:p>
          </table:table-cell>
          <table:table-cell office:value-type="string">
            <text:p>MAURICIO AVILA</text:p>
          </table:table-cell>
          <table:table-cell office:value-type="string">
            <text:p>25257048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icardoadolfo.ma@gmail.com</text:p>
          </table:table-cell>
          <table:table-cell office:value-type="float" office:value="15.00">
            <text:p>15.00</text:p>
          </table:table-cell>
          <table:table-cell office:value-type="float" office:value="13.33">
            <text:p>13.33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93.33">
            <text:p>93.33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ALVARO ALFREDO</text:p>
          </table:table-cell>
          <table:table-cell office:value-type="string">
            <text:p>MORALES LAZO</text:p>
          </table:table-cell>
          <table:table-cell office:value-type="string">
            <text:p>37362250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ralesalvaro283@gmail.com</text:p>
          </table:table-cell>
          <table:table-cell office:value-type="float" office:value="14.06">
            <text:p>14.06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3.08">
            <text:p>23.08</text:p>
          </table:table-cell>
          <table:table-cell office:value-type="float" office:value="97.14">
            <text:p>97.14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LILIANA NOHEMÍ</text:p>
          </table:table-cell>
          <table:table-cell office:value-type="string">
            <text:p>PAXTOR SAM</text:p>
          </table:table-cell>
          <table:table-cell office:value-type="string">
            <text:p>36567337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xtorliliana20@gmail.com</text:p>
          </table:table-cell>
          <table:table-cell office:value-type="float" office:value="15.00">
            <text:p>15.00</text:p>
          </table:table-cell>
          <table:table-cell office:value-type="float" office:value="15.56">
            <text:p>15.56</text:p>
          </table:table-cell>
          <table:table-cell office:value-type="float" office:value="20.00">
            <text:p>20.00</text:p>
          </table:table-cell>
          <table:table-cell office:value-type="float" office:value="17.14">
            <text:p>17.14</text:p>
          </table:table-cell>
          <table:table-cell office:value-type="float" office:value="25.00">
            <text:p>25.00</text:p>
          </table:table-cell>
          <table:table-cell office:value-type="float" office:value="92.70">
            <text:p>92.70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MARLON RENE</text:p>
          </table:table-cell>
          <table:table-cell office:value-type="string">
            <text:p>PÉREZ MONTEPEQUE</text:p>
          </table:table-cell>
          <table:table-cell office:value-type="string">
            <text:p>28888943606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lonprooo110@gmail.com</text:p>
          </table:table-cell>
          <table:table-cell office:value-type="float" office:value="13.13">
            <text:p>13.13</text:p>
          </table:table-cell>
          <table:table-cell office:value-type="float" office:value="13.33">
            <text:p>13.33</text:p>
          </table:table-cell>
          <table:table-cell office:value-type="float" office:value="20.00">
            <text:p>20.00</text:p>
          </table:table-cell>
          <table:table-cell office:value-type="float" office:value="14.29">
            <text:p>14.29</text:p>
          </table:table-cell>
          <table:table-cell office:value-type="float" office:value="25.00">
            <text:p>25.00</text:p>
          </table:table-cell>
          <table:table-cell office:value-type="float" office:value="85.74">
            <text:p>85.74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DIEGO ALEJANDRO</text:p>
          </table:table-cell>
          <table:table-cell office:value-type="string">
            <text:p>RAMOS GUSMÁN</text:p>
          </table:table-cell>
          <table:table-cell office:value-type="string">
            <text:p>30216785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go.ramos2905@gmail.com</text:p>
          </table:table-cell>
          <table:table-cell office:value-type="float" office:value="14.06">
            <text:p>14.06</text:p>
          </table:table-cell>
          <table:table-cell office:value-type="float" office:value="17.78">
            <text:p>17.78</text:p>
          </table:table-cell>
          <table:table-cell office:value-type="float" office:value="20.00">
            <text:p>20.00</text:p>
          </table:table-cell>
          <table:table-cell office:value-type="float" office:value="17.14">
            <text:p>17.14</text:p>
          </table:table-cell>
          <table:table-cell office:value-type="float" office:value="25.00">
            <text:p>25.00</text:p>
          </table:table-cell>
          <table:table-cell office:value-type="float" office:value="93.98">
            <text:p>93.98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ASTRID NOHEMY</text:p>
          </table:table-cell>
          <table:table-cell office:value-type="string">
            <text:p>RAMOS HERRADOR</text:p>
          </table:table-cell>
          <table:table-cell office:value-type="string">
            <text:p>37155249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14herradorastrid@gmail.com</text:p>
          </table:table-cell>
          <table:table-cell office:value-type="float" office:value="13.13">
            <text:p>13.13</text:p>
          </table:table-cell>
          <table:table-cell office:value-type="float" office:value="15.56">
            <text:p>15.56</text:p>
          </table:table-cell>
          <table:table-cell office:value-type="float" office:value="20.00">
            <text:p>20.00</text:p>
          </table:table-cell>
          <table:table-cell office:value-type="float" office:value="17.14">
            <text:p>17.14</text:p>
          </table:table-cell>
          <table:table-cell office:value-type="float" office:value="25.00">
            <text:p>25.00</text:p>
          </table:table-cell>
          <table:table-cell office:value-type="float" office:value="90.82">
            <text:p>90.82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MILDRED FERNANDA</text:p>
          </table:table-cell>
          <table:table-cell office:value-type="string">
            <text:p>RAMÍREZ PÉREZ</text:p>
          </table:table-cell>
          <table:table-cell office:value-type="string">
            <text:p>29988423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mirez.mildred14@gmail.com</text:p>
          </table:table-cell>
          <table:table-cell office:value-type="float" office:value="13.13">
            <text:p>13.13</text:p>
          </table:table-cell>
          <table:table-cell office:value-type="float" office:value="17.78">
            <text:p>17.78</text:p>
          </table:table-cell>
          <table:table-cell office:value-type="float" office:value="20.00">
            <text:p>20.00</text:p>
          </table:table-cell>
          <table:table-cell office:value-type="float" office:value="14.29">
            <text:p>14.29</text:p>
          </table:table-cell>
          <table:table-cell office:value-type="float" office:value="25.00">
            <text:p>25.00</text:p>
          </table:table-cell>
          <table:table-cell office:value-type="float" office:value="90.19">
            <text:p>90.19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MABERIK GEOVANNY</text:p>
          </table:table-cell>
          <table:table-cell office:value-type="string">
            <text:p>RODRIGUEZ RUANO</text:p>
          </table:table-cell>
          <table:table-cell office:value-type="string">
            <text:p>29976856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driguezmaberick@gmail.com</text:p>
          </table:table-cell>
          <table:table-cell office:value-type="float" office:value="15.00">
            <text:p>15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3.08">
            <text:p>23.08</text:p>
          </table:table-cell>
          <table:table-cell office:value-type="float" office:value="98.08">
            <text:p>98.08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ADRIANO DALI</text:p>
          </table:table-cell>
          <table:table-cell office:value-type="string">
            <text:p>SANTANA LOPEZ</text:p>
          </table:table-cell>
          <table:table-cell office:value-type="string">
            <text:p>36342765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ntana.35.davada.12@gmail.com</text:p>
          </table:table-cell>
          <table:table-cell office:value-type="float" office:value="15.00">
            <text:p>15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1.15">
            <text:p>21.15</text:p>
          </table:table-cell>
          <table:table-cell office:value-type="float" office:value="96.15">
            <text:p>96.15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JESSICA NOEMÍ</text:p>
          </table:table-cell>
          <table:table-cell office:value-type="string">
            <text:p>VELÁSQUEZ CUYUCH</text:p>
          </table:table-cell>
          <table:table-cell office:value-type="string">
            <text:p>3341947251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ljenoe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JEISSON DANILO</text:p>
          </table:table-cell>
          <table:table-cell office:value-type="string">
            <text:p>VENTURA SANDOVAL</text:p>
          </table:table-cell>
          <table:table-cell office:value-type="string">
            <text:p>34238836322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isonsmith0@gmail.com</text:p>
          </table:table-cell>
          <table:table-cell office:value-type="float" office:value="15.00">
            <text:p>15.00</text:p>
          </table:table-cell>
          <table:table-cell office:value-type="float" office:value="15.56">
            <text:p>15.56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95.56">
            <text:p>95.56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FATIMA ALEJANDRA</text:p>
          </table:table-cell>
          <table:table-cell office:value-type="string">
            <text:p>VIVAR SANCHEZ</text:p>
          </table:table-cell>
          <table:table-cell office:value-type="string">
            <text:p>30046429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tima.vivar1307@gmail.com</text:p>
          </table:table-cell>
          <table:table-cell office:value-type="float" office:value="12.19">
            <text:p>12.19</text:p>
          </table:table-cell>
          <table:table-cell office:value-type="float" office:value="15.56">
            <text:p>15.56</text:p>
          </table:table-cell>
          <table:table-cell office:value-type="float" office:value="20.00">
            <text:p>20.00</text:p>
          </table:table-cell>
          <table:table-cell office:value-type="float" office:value="20.00">
            <text:p>20.00</text:p>
          </table:table-cell>
          <table:table-cell office:value-type="float" office:value="25.00">
            <text:p>25.00</text:p>
          </table:table-cell>
          <table:table-cell office:value-type="float" office:value="92.74">
            <text:p>92.74</text:p>
          </table:table-cell>
          <table:table-cell office:value-type="string">
            <text:p>1717789370</text:p>
          </table:table-cell>
        </table:table-row>
        <table:table-row>
          <table:table-cell office:value-type="string">
            <text:p>ARNOL DAVID</text:p>
          </table:table-cell>
          <table:table-cell office:value-type="string">
            <text:p>YOC ACEITUNO</text:p>
          </table:table-cell>
          <table:table-cell office:value-type="string">
            <text:p>37362291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noldavidyoc@gmail.com</text:p>
          </table:table-cell>
          <table:table-cell office:value-type="float" office:value="12.19">
            <text:p>12.19</text:p>
          </table:table-cell>
          <table:table-cell office:value-type="float" office:value="15.56">
            <text:p>15.56</text:p>
          </table:table-cell>
          <table:table-cell office:value-type="float" office:value="20.00">
            <text:p>20.00</text:p>
          </table:table-cell>
          <table:table-cell office:value-type="float" office:value="11.43">
            <text:p>11.43</text:p>
          </table:table-cell>
          <table:table-cell office:value-type="float" office:value="22.12">
            <text:p>22.12</text:p>
          </table:table-cell>
          <table:table-cell office:value-type="float" office:value="81.29">
            <text:p>81.29</text:p>
          </table:table-cell>
          <table:table-cell office:value-type="string">
            <text:p>17177893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0.3 (Build: 20220822)</meta:generator>
    <meta:initial-creator>José Daniel Velásquez Orozco</meta:initial-creator>
    <meta:creation-date>2024-06-07T13:42:50</meta:creation-date>
    <meta:document-statistic meta:table-count="1" meta:cell-count="0" meta:object-count="0"/>
  </office:meta>
</office:document-meta>
</file>